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fo:padding="0.049cm" fo:border="0.06pt solid #d9d9e3"/>
    </style:style>
    <style:style style:name="P3" style:family="paragraph" style:parent-style-name="Text_20_body" style:list-style-name="L1">
      <style:paragraph-properties fo:text-align="justify" style:justify-single-word="false" fo:padding="0.049cm" fo:border="0.06pt solid #d9d9e3"/>
    </style:style>
    <style:style style:name="P4"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5" style:family="paragraph" style:parent-style-name="Text_20_body" style:list-style-name="L2">
      <style:paragraph-properties fo:text-align="justify" style:justify-single-word="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Relatório para o Hook Customizado de Exclusão de Documentos em React com Firebase</text:span></text:span></text:p>
      <text:p text:style-name="P2"><text:span text:style-name="Strong_20_Emphasis"><text:span text:style-name="T1">Introdução:</text:span></text:span> O código fornecido define um hook personalizado chamado <text:span text:style-name="Source_20_Text"><text:span text:style-name="T1">useDeleteDocument</text:span></text:span>, que é usado para excluir documentos de uma coleção no Firestore (um serviço de banco de dados em tempo real do Firebase) em uma aplicação React. Ele lida com as operações de exclusão e fornece feedback sobre o estado da exclusão.</text:p>
      <text:p text:style-name="P2"><text:span text:style-name="Strong_20_Emphasis"><text:span text:style-name="T1">Métodos:</text:span></text:span></text:p>
      <text:list text:style-name="L1">
        <text:list-item>
          <text:p text:style-name="P3"><text:span text:style-name="Strong_20_Emphasis"><text:span text:style-name="Source_20_Text"><text:span text:style-name="T1">useDeleteDocument</text:span></text:span></text:span>: Este é o hook principal que lida com a exclusão de documentos. Ele inclui o seguinte:</text:p>
          <text:list>
            <text:list-item>
              <text:p text:style-name="P3"><text:span text:style-name="Source_20_Text"><text:span text:style-name="T1">response</text:span></text:span>: Um estado gerenciado por um reducer que armazena informações sobre o estado da operação de exclusão, incluindo <text:span text:style-name="Source_20_Text"><text:span text:style-name="T1">loading</text:span></text:span> (carregamento), <text:span text:style-name="Source_20_Text"><text:span text:style-name="T1">error</text:span></text:span> (erro) e <text:span text:style-name="Source_20_Text"><text:span text:style-name="T1">deletedDocument</text:span></text:span> (documento excluído).</text:p>
            </text:list-item>
            <text:list-item>
              <text:p text:style-name="P3"><text:span text:style-name="Source_20_Text"><text:span text:style-name="T1">deleteDocument</text:span></text:span>: Este método permite excluir um documento de uma coleção no Firestore. Ele também atualiza o estado <text:span text:style-name="Source_20_Text"><text:span text:style-name="T1">response</text:span></text:span> para refletir o progresso da operação.</text:p>
            </text:list-item>
            <text:list-item>
              <text:p text:style-name="P3"><text:span text:style-name="Source_20_Text"><text:span text:style-name="T1">cancelled</text:span></text:span>: Um estado para tratar possíveis vazamentos de memória ao desmontar o componente.</text:p>
            </text:list-item>
            <text:list-item>
              <text:p text:style-name="P3"><text:span text:style-name="Source_20_Text"><text:span text:style-name="T1">checkCancelBeforeDispatch</text:span></text:span>: Uma função auxiliar para verificar se uma ação deve ser despachada ou não com base no estado de <text:span text:style-name="Source_20_Text"><text:span text:style-name="T1">cancelled</text:span></text:span>.</text:p>
            </text:list-item>
            <text:list-item>
              <text:p text:style-name="P3"><text:span text:style-name="Source_20_Text"><text:span text:style-name="T1">deleteReducer</text:span></text:span>: Um reducer que lida com as diferentes ações e atualiza o estado <text:span text:style-name="Source_20_Text"><text:span text:style-name="T1">response</text:span></text:span> de acordo.</text:p>
            </text:list-item>
          </text:list>
        </text:list-item>
      </text:list>
      <text:p text:style-name="P2"><text:span text:style-name="Strong_20_Emphasis"><text:span text:style-name="T1">Resultados:</text:span></text:span> O resultado deste código é a criação de um hook personalizado que facilita a exclusão de documentos de uma coleção no Firestore em uma aplicação React. Ele fornece feedback sobre o estado da operação, incluindo o carregamento, erros e informações sobre o documento excluído.</text:p>
      <text:p text:style-name="P2"><text:span text:style-name="Strong_20_Emphasis"><text:span text:style-name="T1">Conclusão:</text:span></text:span> Este código é útil para gerenciar a exclusão de documentos de uma coleção no Firestore de forma eficiente e organizada. Ele abstrai a lógica de exclusão e fornece feedback sobre o progresso da operação. Além disso, lida com possíveis erros durante o processo de exclusão.</text:p>
      <text:p text:style-name="P2"><text:span text:style-name="Strong_20_Emphasis"><text:span text:style-name="T1">Análise:</text:span></text:span></text:p>
      <text:list text:style-name="L2">
        <text:list-item>
          <text:p text:style-name="P4">O código utiliza o Firestore do Firebase para excluir documentos de uma coleção.</text:p>
        </text:list-item>
        <text:list-item>
          <text:p text:style-name="P4">O uso de estados gerenciados por um reducer (<text:span text:style-name="Source_20_Text"><text:span text:style-name="T1">response</text:span></text:span>) permite o controle do estado de carregamento, erros e informações sobre o documento excluído.</text:p>
        </text:list-item>
        <text:list-item>
          <text:p text:style-name="P4">O tratamento de vazamentos de memória é considerado ao desmontar o componente para evitar problemas de desempenho.</text:p>
        </text:list-item>
        <text:list-item>
          <text:p text:style-name="P4">A função <text:span text:style-name="Source_20_Text"><text:span text:style-name="T1">checkCancelBeforeDispatch</text:span></text:span> garante que ações não sejam despachadas se o componente estiver sendo desmontado, prevenindo possíveis erros.</text:p>
        </text:list-item>
        <text:list-item>
          <text:p text:style-name="P5"><text:soft-page-break/>O hook <text:span text:style-name="Source_20_Text"><text:span text:style-name="T1">useDeleteDocument</text:span></text:span> é uma abstração útil para simplificar a implementação de funcionalidades de exclusão de documentos em uma aplicação React que utiliza o Firebase Firestore.</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10:42.894000000</meta:creation-date>
    <dc:date>2023-11-06T06:11:03.305000000</dc:date>
    <meta:editing-duration>PT20S</meta:editing-duration>
    <meta:editing-cycles>1</meta:editing-cycles>
    <meta:document-statistic meta:table-count="0" meta:image-count="0" meta:object-count="0" meta:page-count="2" meta:paragraph-count="17" meta:word-count="381" meta:character-count="2444" meta:non-whitespace-character-count="2091"/>
    <meta:generator>LibreOffice/7.5.2.2$Windows_X86_64 LibreOffice_project/53bb9681a964705cf672590721dbc85eb4d0c3a2</meta:generator>
  </office:meta>
</office:document-meta>
</file>